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style:text-position="0% 100%" style:font-name="Liberation Serif" fo:font-size="15pt" style:text-underline-style="solid" style:text-underline-width="auto" style:text-underline-color="font-color" fo:font-weight="normal" officeooo:rsid="00047337" officeooo:paragraph-rsid="00047337"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style:text-line-through-style="none" style:text-line-through-type="none" style:text-position="0% 100%" style:font-name="Liberation Serif" fo:font-size="15pt" style:text-underline-style="solid" style:text-underline-width="auto" style:text-underline-color="font-color" fo:font-weight="normal" officeooo:rsid="00047337" officeooo:paragraph-rsid="000b1887"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text-line-through-style="none" style:text-line-through-type="none" style:text-position="0% 100%" style:font-name="Liberation Serif" fo:font-size="13pt" style:text-underline-style="solid" style:text-underline-width="auto" style:text-underline-color="font-color" fo:font-weight="normal" officeooo:rsid="0005f478" officeooo:paragraph-rsid="0005f478" style:font-size-asian="11.3500003814697pt" style:font-weight-asian="normal" style:font-size-complex="13pt" style:font-weight-complex="normal"/>
    </style:style>
    <style:style style:name="P4" style:family="paragraph" style:parent-style-name="Standard">
      <style:paragraph-properties fo:text-align="justify" style:justify-single-word="false"/>
      <style:text-properties style:text-line-through-style="none" style:text-line-through-type="none" style:text-position="0% 100%" style:font-name="Liberation Serif" fo:font-size="11pt" style:text-underline-style="none" fo:font-weight="normal" officeooo:rsid="00047337" officeooo:paragraph-rsid="00047337"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text-line-through-style="none" style:text-line-through-type="none" style:text-position="0% 100%" style:font-name="Liberation Serif" fo:font-size="11pt" style:text-underline-style="none" fo:font-weight="normal" officeooo:rsid="0005f478" officeooo:paragraph-rsid="0009e72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text-line-through-style="none" style:text-line-through-type="none" style:text-position="0% 100%" style:font-name="Liberation Serif" fo:font-size="11pt" style:text-underline-style="solid" style:text-underline-width="auto" style:text-underline-color="font-color" fo:font-weight="normal" officeooo:rsid="00047337" officeooo:paragraph-rsid="000b1887" style:font-size-asian="9.60000038146973pt" style:font-weight-asian="normal" style:font-size-complex="11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break-before="page"/>
      <style:text-properties style:text-line-through-style="none" style:text-line-through-type="none" style:text-position="0% 100%" style:font-name="Liberation Serif" fo:font-size="11pt" style:text-underline-style="none" fo:font-weight="normal" officeooo:rsid="0005f478" officeooo:paragraph-rsid="0009e72b" style:font-size-asian="9.60000038146973pt" style:font-weight-asian="normal" style:font-size-complex="11pt" style:font-weight-complex="normal"/>
    </style:style>
    <style:style style:name="T1" style:family="text">
      <style:text-properties officeooo:rsid="0004efca"/>
    </style:style>
    <style:style style:name="T2" style:family="text">
      <style:text-properties style:text-line-through-style="none" style:text-line-through-type="none" style:text-position="0% 100%" style:font-name="Liberation Serif" fo:font-size="11pt" style:text-underline-style="none" fo:font-weight="normal" officeooo:rsid="0004efca" style:font-size-asian="11pt" style:font-weight-asian="normal" style:font-size-complex="11pt" style:font-weight-complex="normal"/>
    </style:style>
    <style:style style:name="T3" style:family="text">
      <style:text-properties style:text-line-through-style="none" style:text-line-through-type="none" style:text-position="0% 100%" style:font-name="Liberation Serif" fo:font-size="11pt" style:text-underline-style="none" fo:font-weight="normal" officeooo:rsid="0005f478" style:font-size-asian="11pt" style:font-weight-asian="normal" style:font-size-complex="11pt" style:font-weight-complex="normal"/>
    </style:style>
    <style:style style:name="T4" style:family="text">
      <style:text-properties style:text-line-through-style="none" style:text-line-through-type="none" style:text-position="0% 100%" style:font-name="Liberation Serif" fo:font-size="11pt" style:text-underline-style="none" fo:font-weight="normal" officeooo:rsid="0007236d" style:font-size-asian="11pt" style:font-weight-asian="normal" style:font-size-complex="11pt" style:font-weight-complex="normal"/>
    </style:style>
    <style:style style:name="T5" style:family="text">
      <style:text-properties style:text-line-through-style="none" style:text-line-through-type="none" style:text-position="0% 100%" style:font-name="Liberation Serif" fo:font-size="11pt" style:text-underline-style="none" fo:font-weight="normal" officeooo:rsid="000874c6" style:font-size-asian="11pt" style:font-weight-asian="normal" style:font-size-complex="11pt" style:font-weight-complex="normal"/>
    </style:style>
    <style:style style:name="T6" style:family="text">
      <style:text-properties officeooo:rsid="000874c6"/>
    </style:style>
    <style:style style:name="T7" style:family="text">
      <style:text-properties officeooo:rsid="000b18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Specification</text:p>
      <text:p text:style-name="P1"/>
      <text:p text:style-name="P3">Functionality</text:p>
      <text:p text:style-name="P3"/>
      <text:p text:style-name="P4">The <text:span text:style-name="T1">assignment we were given for this semester was to design and implement a programmable clone of the Enigma Machine used in the second World War that could be used on a computer. To ensure I am getting the maximum possible marks for this assignment there was a list of functions which we had to implement as features inside our Engima Machines. I decided that I would priortise points off that list to ensure that at the very minimum I had a working prototype. </text:span></text:p>
      <text:p text:style-name="P4"/>
      <text:p text:style-name="P7"><text:span text:style-name="T2">Firstly, I started by ensuring that my machine was able to encrypt/decrypt a minimum of 200 characters at a time. As there would be no point of having a system that could only encrypt/decrypt a few words or sentences at a time. As well as that I made sure to have a system where it was almost 100% configurable, very similar to the actual enigma machine which was used. By this I mean that the user is able to select 3 different rotors from 5 available rotors to encrypt their messages. Also, the user is able to select between the 2 most common reflectors used in the past Reflector B and Reflector C. Lastly, the user is able to physically setup and modify the plugboard that the engima machine was using. The freedom of being able to configure the machine was very important to me as that is what the whole point of using the Enigma Machine for, to be able to set a variety of parameters which could then encrypt your message so that they werent easily cracked. <text:s/></text:span><text:span text:style-name="T3">Another very important feature which I implemented was that the Enigma Machine was designed and created with graphical user interface. This meant all different types of people were able to use without having a very technically background. As opposed to having a program which takes a certain amount of arguments including the file needing encrypting and the configuration of the machine, this would certainly be more easier to implement. However, as mentioned above this was supposed to be made with in mind that any type of person could use the machine. One of the last things to mention was that this Enigma Machine was supposed to designed and created using our knowledge of how the Machine works. This meant that we would be marked down and peanlised if were to use libraries (in any language) to perform the encryption methods we wanted. Therefore it was essential that we implemented our own solution and made </text:span><text:span text:style-name="T4">sure </text:span><text:span text:style-name="T5">to annotate it thoroughly to explain step by step what we are doing exactly.</text:span></text:p>
      <text:p text:style-name="P7"><text:span text:style-name="T3"/></text:p>
      <text:p text:style-name="P3">Language &amp; IDE</text:p>
      <text:p text:style-name="P3"/>
      <text:p text:style-name="P5">For the language I decided that <text:span text:style-name="T6">I would want to do this in Python 3, this was more a personal choice for me as I am more experienced in this language than the likes of C or Java which were my original picks. However, because I knew I wanted to have a slightly unique and stylish look to the user interface I knew I would be able to do that in Python using the library called ‘Tkinter’ which allows python programmers to be able to design and construct windowed applications. I decided I did not want to design my user interface with a drag and drop application builder such as Window Builder for java or QT Builder for python. But instead I manually created the whole application and all top level window applications through my own thought and initiative.</text:span></text:p>
      <text:p text:style-name="P5"/>
      <text:p text:style-name="P5"><text:span text:style-name="T6">For my IDE, I kept it simple. Because I am fairly experienced in Python I do not use any heavy memory draining IDE but rather I use console applications such as Vim or Emacs. Because I was adamant on not using drag and drop applications builders using console editors such as Vim made sure I stuck to this challenge. Being able to save, exit and run my program in one macro command proves to be very useful when you are constantly making ammendments to your program. Although, I know in industry it is recommended and heavily pushed to always try use an IDE for your chosen language as they are able to detect things such as, unused or defected variable or statements, able to show you errors before you actually compile your program. Which all in all probably save you time when you are dealing with a program with thousands and thousands of lines of code. Who knows, maybe I could have finished my program an hour quicker if I used an IDE!</text:span></text:p>
      <text:p text:style-name="P8"/>
      <text:p text:style-name="P2"><text:span text:style-name="T7">Reflective Analysis</text:span></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8:39:08.719279741</meta:creation-date>
    <dc:date>2018-04-22T19:39:29.152237944</dc:date>
    <meta:editing-duration>PT39M48S</meta:editing-duration>
    <meta:editing-cycles>8</meta:editing-cycles>
    <meta:generator>LibreOffice/5.1.6.2$Linux_X86_64 LibreOffice_project/10m0$Build-2</meta:generator>
    <meta:document-statistic meta:table-count="0" meta:image-count="0" meta:object-count="0" meta:page-count="2" meta:paragraph-count="8" meta:word-count="752" meta:character-count="4189" meta:non-whitespace-character-count="3443"/>
  </office:meta>
</office:document-meta>
</file>